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13d"/>
    </style:style>
    <style:style style:name="P2" style:family="paragraph" style:parent-style-name="Text_20_body">
      <style:paragraph-properties fo:text-align="start" style:justify-single-word="false"/>
      <style:text-properties officeooo:paragraph-rsid="001a713d"/>
    </style:style>
    <style:style style:name="P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7" style:family="paragraph" style:parent-style-name="Title">
      <style:text-properties fo:font-size="26pt" officeooo:paragraph-rsid="001a713d" style:font-size-asian="26pt" style:font-size-complex="26pt"/>
    </style:style>
    <style:style style:name="P8" style:family="paragraph" style:parent-style-name="Heading_20_1">
      <style:paragraph-properties fo:text-align="justify" style:justify-single-word="false"/>
      <style:text-properties officeooo:rsid="001acf3c" officeooo:paragraph-rsid="001a713d"/>
    </style:style>
    <style:style style:name="P9" style:family="paragraph" style:parent-style-name="Text_20_body">
      <style:paragraph-properties fo:text-align="justify" style:justify-single-word="false"/>
      <style:text-properties officeooo:paragraph-rsid="001a713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rsid="001bb75e" officeooo:paragraph-rsid="001a713d"/>
    </style:style>
    <style:style style:name="P12"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acf3c" style:font-weight-asian="normal" style:font-weight-complex="normal"/>
    </style:style>
    <style:style style:name="T3" style:family="text">
      <style:text-properties fo:font-weight="normal" officeooo:rsid="001bb75e" style:font-weight-asian="normal" style:font-weight-complex="normal"/>
    </style:style>
    <style:style style:name="T4" style:family="text">
      <style:text-properties officeooo:rsid="001bb75e"/>
    </style:style>
    <style:style style:name="T5" style:family="text">
      <style:text-properties officeooo:rsid="001f3f08"/>
    </style:style>
    <style:style style:name="T6" style:family="text">
      <style:text-properties officeooo:rsid="001ff316"/>
    </style:style>
    <style:style style:name="T7" style:family="text">
      <style:text-properties fo:font-weight="bold" officeooo:rsid="001ff316" style:font-weight-asian="bold" style:font-weight-complex="bold"/>
    </style:style>
    <style:style style:name="T8" style:family="text">
      <style:text-properties fo:font-weight="bold" officeooo:rsid="001bb75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5">1</text:span><text:span text:style-name="T6">4</text:span></text:p>
      <text:h text:style-name="P8" text:outline-level="1">Metrics:</text:h>
      <text:p text:style-name="P2">PESI Score: <text:span text:style-name="Strong_20_Emphasis"><text:span text:style-name="T6">200</text:span></text:span> → <text:span text:style-name="Strong_20_Emphasis">Class </text:span><text:span text:style-name="Strong_20_Emphasis"><text:span text:style-name="T6">V</text:span></text:span><text:line-break/>Simplified PESI (sPESI) Score: <text:span text:style-name="Strong_20_Emphasis"><text:span text:style-name="T6">3</text:span></text:span> → <text:span text:style-name="Strong_20_Emphasis">High Risk</text:span><text:line-break/><text:span text:style-name="T7">H</text:span><text:span text:style-name="Strong_20_Emphasis"><text:span text:style-name="T8">igh</text:span></text:span><text:span text:style-name="Strong_20_Emphasis"><text:span text:style-name="T1"> early mortality risk</text:span></text:span><text:span text:style-name="T1">. </text:span></text:p>
      <text:p text:style-name="P4"/>
      <text:p text:style-name="P3">PESI:</text:p>
      <text:p text:style-name="P1">Step-by-step calculation of the PESI score based on the provided patient data:</text:p>
      <text:p text:style-name="P1">1. Age: The patient is 60 years old. According to the PESI score, add the age in years as points.</text:p>
      <text:p text:style-name="Text_20_body">- Points: 60</text:p>
      <text:p text:style-name="Text_20_body">2. Male sex: The patient is male.</text:p>
      <text:p text:style-name="Text_20_body">- Add 10 points.</text:p>
      <text:p text:style-name="Text_20_body">3. Cancer (any type): The patient has no cancer.</text:p>
      <text:p text:style-name="Text_20_body">- Add 0 points.</text:p>
      <text:p text:style-name="Text_20_body">4. Chronic heart failure: The patient has no heart failure.</text:p>
      <text:p text:style-name="Text_20_body">- Add 0 points.</text:p>
      <text:p text:style-name="Text_20_body">5. Chronic pulmonary disease: The patient has no COPD or chronic cardiopulmonary disease.</text:p>
      <text:p text:style-name="Text_20_body">- Add 0 points.</text:p>
      <text:p text:style-name="Text_20_body">6. Pulse rate ≥ 110 bpm: The patient’s heart rate is 132 bpm.</text:p>
      <text:p text:style-name="Text_20_body">- Add 20 points.</text:p>
      <text:p text:style-name="Text_20_body">7. Systolic blood pressure &lt; 100 mmHg: The patient’s SBP is 82 mmHg.</text:p>
      <text:p text:style-name="Text_20_body">- Add 30 points.</text:p>
      <text:p text:style-name="Text_20_body">8. Respiratory rate &gt; 30 breaths per minute: The patient’s respiratory rate is 28.</text:p>
      <text:p text:style-name="Text_20_body">- Add 0 points.</text:p>
      <text:p text:style-name="Text_20_body">9. Temperature &lt; 36ºC: The patient’s temperature is 36.0ºC.</text:p>
      <text:p text:style-name="Text_20_body">- Exactly 36.0ºC, so no points added (temperature must be &lt;36).</text:p>
      <text:p text:style-name="Text_20_body">10. Altered mental status: The patient has altered mental status (Glasgow 13).</text:p>
      <text:p text:style-name="Text_20_body">- Add 60 points.</text:p>
      <text:p text:style-name="Text_20_body">11. Arterial oxyhaemoglobin saturation &lt; 90%: The patient’s oxygen saturation is 86%.</text:p>
      <text:p text:style-name="Text_20_body">- Add 20 points.</text:p>
      <text:p text:style-name="Text_20_body"><text:soft-page-break/></text:p>
      <text:p text:style-name="Text_20_body">Now, summing all points:</text:p>
      <text:p text:style-name="Text_20_body">Total = 60 + 10 + 0 + 0 + 0 + 20 + 30 + 0 + 0 + 60 + 20 = 200 points</text:p>
      <text:p text:style-name="Text_20_body">PESI value: 200 (V)</text:p>
      <text:p text:style-name="P11"/>
      <text:p text:style-name="P3">sPESI:</text:p>
      <text:p text:style-name="P5">Step-by-step calculation of the sPESI score:</text:p>
      <text:p text:style-name="P1">1. Age &gt; 80 years: The patient is 60 years old, so 0 points.</text:p>
      <text:p text:style-name="Text_20_body">2. Cancer (any type): The patient has no cancer, so 0 points.</text:p>
      <text:p text:style-name="Text_20_body">3. Chronic heart failure: The patient has no heart failure, so 0 points.</text:p>
      <text:p text:style-name="Text_20_body">4. Chronic pulmonary disease: The patient has no COPD or chronic cardiopulmonary disease, so 0 points.</text:p>
      <text:p text:style-name="Text_20_body">5. Pulse rate ≥ 110 bpm: The patient’s heart rate is 132 bpm, which is ≥ 110, so 1 point.</text:p>
      <text:p text:style-name="Text_20_body">6. Systolic blood pressure &lt; 100 mmHg: The patient’s SBP is 82 mmHg, which is &lt; 100, so 1 point.</text:p>
      <text:p text:style-name="Text_20_body">7. Arterial oxyhaemoglobin saturation &lt; 90%: The patient’s oxygen saturation is 86%, which is &lt; 90%, so 1 point.</text:p>
      <text:p text:style-name="Text_20_body">Other parameters such as respiratory rate &gt; 30, temperature &lt; 36ºC, and altered mental status are not included in the simplified score.</text:p>
      <text:p text:style-name="Text_20_body"/>
      <text:p text:style-name="Text_20_body">Summing the points: 0 + 0 + 0 + 0 + 1 + 1 + 1 = 3 points.</text:p>
      <text:p text:style-name="Text_20_body">sPESI value: 3 (High)</text:p>
      <text:p text:style-name="P1"/>
      <text:p text:style-name="P5"/>
      <text:p text:style-name="P3">Risk of Early Mortality:</text:p>
      <text:p text:style-name="P6">Step-by-step reasoning to classify the risk of early mortality for this patient with pulmonary embolism:</text:p>
      <text:p text:style-name="P1">1. Haemodynamic instability assessment:</text:p>
      <text:p text:style-name="Text_20_body">- According to the guideline, haemodynamic instability is defined as cardiac arrest, obstructive shock (SBP &lt;90 mmHg or vasopressors required to maintain SBP &gt;90 mmHg despite adequate filling, with end-organ hypoperfusion), or persistent hypotension (SBP &lt;90 mmHg or a drop &gt;40 mmHg for &gt;15 min, not caused by arrhythmia, hypovolemia, or sepsis).</text:p>
      <text:p text:style-name="Text_20_body">- Patient’s SBP is 82 mmHg, which is &lt;90 mmHg.</text:p>
      <text:p text:style-name="Text_20_body">- Hypoperfusion is present (yes).</text:p>
      <text:p text:style-name="Text_20_body"><text:soft-page-break/>- No information suggests arrhythmia, hypovolemia, or sepsis causing hypotension.</text:p>
      <text:p text:style-name="Text_20_body">- Therefore, the patient meets criteria for haemodynamic instability.</text:p>
      <text:p text:style-name="Text_20_body"/>
      <text:p text:style-name="Text_20_body">2. PESI and sPESI scores:</text:p>
      <text:p text:style-name="Text_20_body">- PESI value is 200, which corresponds to Class V (highest risk class).</text:p>
      <text:p text:style-name="Text_20_body">- sPESI value is 3, which is ≥1, indicating increased risk.</text:p>
      <text:p text:style-name="Text_20_body">- Both scores indicate high clinical severity.</text:p>
      <text:p text:style-name="Text_20_body"/>
      <text:p text:style-name="Text_20_body">3. Right ventricular (RV) dysfunction on echocardiography:</text:p>
      <text:p text:style-name="Text_20_body">- RV dysfunction is present (yes).</text:p>
      <text:p text:style-name="Text_20_body">- RV/LV diameter ratio is &gt;1, which is positive for RV dysfunction.</text:p>
      <text:p text:style-name="Text_20_body">- McConnell sign is positive.</text:p>
      <text:p text:style-name="Text_20_body">- These findings confirm significant RV dysfunction.</text:p>
      <text:p text:style-name="Text_20_body"/>
      <text:p text:style-name="Text_20_body">4. Elevated cardiac troponin:</text:p>
      <text:p text:style-name="Text_20_body">- Troponin status is "Not Available".</text:p>
      <text:p text:style-name="Text_20_body">- Since this is unknown, we cannot confirm or exclude elevated troponin.</text:p>
      <text:p text:style-name="Text_20_body">- However, according to the guideline, haemodynamic instability combined with PE confirmation and/or RV dysfunction is sufficient to classify as high risk without needing troponin.</text:p>
      <text:p text:style-name="Text_20_body"/>
      <text:p text:style-name="Text_20_body">5. Pulmonary embolism confirmation:</text:p>
      <text:p text:style-name="Text_20_body">- CTPA data is "Not Available".</text:p>
      <text:p text:style-name="Text_20_body">- The guideline states that haemodynamic instability combined with PE confirmation on CTPA and/or evidence of RV dysfunction on TTE is sufficient for high-risk classification.</text:p>
      <text:p text:style-name="Text_20_body">- Here, PE confirmation by CTPA is missing, but RV dysfunction on TTE is clearly present.</text:p>
      <text:p text:style-name="Text_20_body">- Therefore, this condition is met.</text:p>
      <text:p text:style-name="Text_20_body"/>
      <text:p text:style-name="Text_20_body">6. Summary:</text:p>
      <text:p text:style-name="Text_20_body">- Haemodynamic instability: Yes (+)</text:p>
      <text:p text:style-name="Text_20_body">- PESI class III-V or sPESI ≥1: Yes (+)</text:p>
      <text:p text:style-name="Text_20_body">- RV dysfunction on TTE or CTPA: Yes (+)</text:p>
      <text:p text:style-name="Text_20_body">- Elevated troponin: Unknown, but not required due to haemodynamic instability and RV dysfunction.</text:p>
      <text:p text:style-name="Text_20_body"><text:soft-page-break/>- According to the table, haemodynamic instability plus RV dysfunction and clinical severity is sufficient to classify as high risk.</text:p>
      <text:p text:style-name="Text_20_body"/>
      <text:p text:style-name="Text_20_body">Risk of Early Mortality level: High</text:p>
      <text:p text:style-name="P3"/>
      <text:p text:style-name="P3">Recommendations:</text:p>
      <text:p text:style-name="P1">- Patient State: </text:p>
      <text:p text:style-name="P10">A 60-year-old male patient presenting with clinical signs of haemodynamic instability consistent with high-risk pulmonary embolism (PE). Vital signs show persistent hypotension (SBP 82 mmHg, DBP 52 mmHg), tachycardia (132 bpm), tachypnea (28/min), hypoxia (O2 saturation 86%), and altered mental status (Glasgow Coma Scale 13). Echocardiography demonstrates right ventricular (RV) dysfunction with RV/LV diameter ratio &gt;1, McConnell sign positive, and reduced TAPSE (9 mm), strongly supporting acute RV pressure overload. PESI score is 200 (Class V), and sPESI is 3 (high risk), indicating very high early mortality risk. No absolute contraindications to thrombolysis are present; however, there is a relative contraindication (recent transient ischemic attack within 6 months).</text:p>
      <text:p text:style-name="P10"/>
      <text:p text:style-name="P10">- Diagnosis: </text:p>
      <text:p text:style-name="P10">Suspected high-risk pulmonary embolism with haemodynamic instability and echocardiographic evidence of RV dysfunction. Computed tomography pulmonary angiography (CTPA) is not available or feasible at this moment due to patient instability. The clinical and echocardiographic findings are sufficient to confirm the diagnosis of high-risk PE in this emergency context.</text:p>
      <text:p text:style-name="P10"/>
      <text:p text:style-name="P10">- Recommendations:</text:p>
      <text:p text:style-name="P10">1. Immediate Therapeutic Management:</text:p>
      <text:p text:style-name="P10">- Anticoagulation:</text:p>
      <text:p text:style-name="P10">Initiate unfractionated heparin (UFH) immediately with a weight-adjusted bolus followed by continuous infusion. </text:p>
      <text:p text:style-name="P10">- Suggested dosing: </text:p>
      <text:p text:style-name="P10">- Bolus: 80 units/kg IV (approx. 6800 units for 85 kg patient) </text:p>
      <text:p text:style-name="P10">- Continuous infusion: 18 units/kg/hr IV (approx. 1500 units/hr), adjusted to maintain activated partial thromboplastin time (aPTT) 1.5–2.5 times control. </text:p>
      <text:p text:style-name="P10">- Rationale: UFH is preferred in unstable patients due to rapid onset and easy reversibility.</text:p>
      <text:p text:style-name="P10">2. Reperfusion Therapy:</text:p>
      <text:p text:style-name="P10">- **Systemic thrombolysis** is the treatment of choice for high-risk PE (Class I, Level B). </text:p>
      <text:p text:style-name="P10">- However, the patient has a relative contraindication (recent TIA within 6 months). </text:p>
      <text:p text:style-name="P10"><text:soft-page-break/>- Given the life-threatening haemodynamic instability and high mortality risk, systemic thrombolysis may still be considered after careful risk-benefit assessment by the treating physician. </text:p>
      <text:p text:style-name="P10">- If thrombolysis is deemed too risky or contraindicated, **surgical pulmonary embolectomy** or **percutaneous catheter-directed treatment** should be urgently considered as alternative reperfusion strategies (Class I and IIa, Level C respectively), provided that appropriate expertise and resources are available on-site.</text:p>
      <text:p text:style-name="P10">3. Supportive Care:</text:p>
      <text:p text:style-name="P10">- Initiate vasopressor support with **norepinephrine** to maintain adequate mean arterial pressure and organ perfusion (Class IIa, Level C). </text:p>
      <text:p text:style-name="P10">- Consider inotropic support with **dobutamine** if RV failure leads to low cardiac output despite vasopressors. </text:p>
      <text:p text:style-name="P10">- Provide supplemental oxygen and consider advanced airway management if respiratory failure worsens.</text:p>
      <text:p text:style-name="P10">4. Further Diagnostic Workup:</text:p>
      <text:p text:style-name="P10">- Once the patient is hemodynamically stabilized, perform **CT pulmonary angiography (CTPA)** to confirm the diagnosis and assess clot burden if feasible. </text:p>
      <text:p text:style-name="P10">- If CTPA remains unfeasible, consider **transoesophageal echocardiography (TOE)** or **bilateral lower limb venous compression ultrasonography (CUS)** to support diagnosis and guide therapy. </text:p>
      <text:p text:style-name="P10">- Obtain cardiac biomarkers (troponin, NT-proBNP) and renal function tests as soon as possible to assist risk stratification and guide anticoagulation dosing.</text:p>
      <text:p text:style-name="P10">5. Monitoring and Follow-up:</text:p>
      <text:p text:style-name="P10">- Continuous hemodynamic and respiratory monitoring in an intensive care setting. </text:p>
      <text:p text:style-name="P10">- Reassess for bleeding complications, especially if thrombolysis is administered. </text:p>
      <text:p text:style-name="P10">- After reperfusion and stabilization, transition to oral anticoagulation following guideline-recommended regimens (e.g., apixaban or rivaroxaban with initial higher dosing or vitamin K antagonists after parenteral anticoagulation), tailored to patient’s renal function and bleeding risk.</text:p>
      <text:p text:style-name="P10"/>
      <text:p text:style-name="P10">- Summary: </text:p>
      <text:p text:style-name="P10">This patient presents with clinically and echocardiographically confirmed high-risk PE with haemodynamic instability and RV dysfunction, placing him at very high risk of early mortality. Immediate initiation of UFH anticoagulation is mandatory. Systemic thrombolysis remains the first-line reperfusion therapy despite a relative contraindication (recent TIA), but alternative reperfusion options such as surgical embolectomy or catheter-directed therapy should be considered if thrombolysis is contraindicated or not feasible. Vasopressor and inotropic support are essential to maintain perfusion. Diagnostic confirmation with CTPA or ancillary imaging should be pursued once the patient is stabilized. Close monitoring for bleeding and hemodynamic status is critical. The urgency of intervention outweighs the relative contraindication to thrombolysis, but this decision requires careful clinical judgment and multidisciplinary discuss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2T14:05:38.940000000</dc:date>
    <meta:editing-duration>PT1H31M42S</meta:editing-duration>
    <meta:editing-cycles>6</meta:editing-cycles>
    <meta:generator>LibreOffice/7.6.2.1$Windows_X86_64 LibreOffice_project/56f7684011345957bbf33a7ee678afaf4d2ba333</meta:generator>
    <meta:document-statistic meta:table-count="0" meta:image-count="0" meta:object-count="0" meta:page-count="6" meta:paragraph-count="107" meta:word-count="1400" meta:character-count="9158" meta:non-whitespace-character-count="7849"/>
  </office:meta>
</office:document-meta>
</file>